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4057f" officeooo:paragraph-rsid="0004057f"/>
    </style:style>
    <style:style style:name="P2" style:family="paragraph" style:parent-style-name="Standard">
      <style:text-properties officeooo:rsid="000551cd" officeooo:paragraph-rsid="000551cd"/>
    </style:style>
    <style:style style:name="P3" style:family="paragraph" style:parent-style-name="Standard">
      <style:paragraph-properties fo:margin-left="0cm" fo:margin-right="0cm" fo:text-align="justify" style:justify-single-word="false" fo:text-indent="0.741cm" style:auto-text-indent="false"/>
      <style:text-properties officeooo:rsid="000551cd" officeooo:paragraph-rsid="000551cd"/>
    </style:style>
    <style:style style:name="P4" style:family="paragraph" style:parent-style-name="Standard">
      <style:paragraph-properties fo:margin-left="0cm" fo:margin-right="0cm" fo:text-align="center" style:justify-single-word="false" fo:text-indent="0.741cm" style:auto-text-indent="false"/>
      <style:text-properties officeooo:rsid="000551cd" officeooo:paragraph-rsid="000551cd"/>
    </style:style>
    <style:style style:name="P5" style:family="paragraph" style:parent-style-name="Standard">
      <style:paragraph-properties fo:margin-left="0cm" fo:margin-right="0cm" fo:text-align="center" style:justify-single-word="false" fo:text-indent="0.741cm" style:auto-text-indent="false"/>
      <style:text-properties officeooo:rsid="0004057f" officeooo:paragraph-rsid="0004057f"/>
    </style:style>
    <style:style style:name="P6" style:family="paragraph" style:parent-style-name="Standard">
      <style:paragraph-properties fo:margin-left="0cm" fo:margin-right="0cm" fo:text-align="center" style:justify-single-word="false" fo:text-indent="0.741cm" style:auto-text-indent="false"/>
      <style:text-properties officeooo:rsid="000d7ce6" officeooo:paragraph-rsid="000d7ce6"/>
    </style:style>
    <style:style style:name="P7" style:family="paragraph" style:parent-style-name="Standard">
      <style:paragraph-properties fo:margin-left="0cm" fo:margin-right="0cm" fo:text-align="start" style:justify-single-word="false" fo:text-indent="0.741cm" style:auto-text-indent="false"/>
      <style:text-properties officeooo:rsid="000d7ce6" officeooo:paragraph-rsid="000ddd96"/>
    </style:style>
    <style:style style:name="P8" style:family="paragraph" style:parent-style-name="Standard">
      <style:paragraph-properties fo:margin-left="0.741cm" fo:margin-right="0cm" fo:margin-top="0.201cm" fo:margin-bottom="0.201cm" loext:contextual-spacing="false" fo:text-align="center" style:justify-single-word="false" fo:text-indent="0cm" style:auto-text-indent="false"/>
      <style:text-properties officeooo:rsid="000551cd" officeooo:paragraph-rsid="000551cd"/>
    </style:style>
    <style:style style:name="P9" style:family="paragraph" style:parent-style-name="Standard">
      <style:paragraph-properties fo:margin-left="0cm" fo:margin-right="0cm" fo:text-align="center" style:justify-single-word="false" fo:text-indent="0.741cm" style:auto-text-indent="false"/>
      <style:text-properties officeooo:rsid="001016f9" officeooo:paragraph-rsid="001016f9"/>
    </style:style>
    <style:style style:name="P10" style:family="paragraph" style:parent-style-name="Standard">
      <style:paragraph-properties fo:margin-left="0cm" fo:margin-right="0cm" fo:text-align="start" style:justify-single-word="false" fo:text-indent="0.741cm" style:auto-text-indent="false"/>
      <style:text-properties officeooo:rsid="001016f9" officeooo:paragraph-rsid="001016f9"/>
    </style:style>
    <style:style style:name="T1" style:family="text">
      <style:text-properties officeooo:rsid="00093202"/>
    </style:style>
    <style:style style:name="T2" style:family="text">
      <style:text-properties officeooo:rsid="0009ca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关于初衷</text:p>
      <text:p text:style-name="P7">关于并发的行为上来说，有些类似于脱单。想象一下一个人的情景：吃饭，上班，休息。当两个人的情况下则不仅仅是看上去多了一个吃饭，上班，休息的流程那么简单了。步入并发就好像从前人类第一次用显微镜发现了微观世界一样，站在并发的角度上，各种需求显然突破了串行程序的顺序模型的限制，我们的程序只能傻乎乎的一直跑到结束</text:p>
      <text:p text:style-name="P9">持保留态度的volatile</text:p>
      <text:p text:style-name="P10">volatile许多情况下可见性的作用几乎让人忽略</text:p>
      <text:p text:style-name="P5">线程安全</text:p>
      <text:p text:style-name="P1"><text:tab/>先定义程序在单线程中的执行无论是过程还是结果都是正确的或者说可预期的，如果在多线程中的执行和在单线程中执行完全一样，那么就是线程安全的。</text:p>
      <text:p text:style-name="P1"><text:tab/>也就是说线程对于程序来说是完全透明的，程序出现所有情况不应该是因为使用线程原因造成的。</text:p>
      <text:p text:style-name="P1">如果说某个类是线程安全的，就不用考虑所有任何线程安全问题了。</text:p>
      <text:p text:style-name="P8">递归的讨论</text:p>
      <text:p text:style-name="P3">在对问题的描述上，最开始的思考事实上是递归。循环应该是对递归实现上的一种选择。一般的函数利用栈空间都可以直接把递归描述实现出来，循环反而成为了一种优化方式。</text:p>
      <text:p text:style-name="P3">递归的编写上通常有两个步骤：</text:p>
      <text:p text:style-name="P3"><text:span text:style-name="T1">1</text:span>把较大问题描述成为较小的相同本质的问题与额外少量操作，然后继续对较小问题作同样的处理</text:p>
      <text:p text:style-name="P3"><text:span text:style-name="T1">2</text:span>到达基准情况</text:p>
      <text:p text:style-name="P3">相同本质的意思大概有点像：除了规模不同，否则完全无法区分这些问题。</text:p>
      <text:p text:style-name="P3">递归正确性原因大概是数学归纳法。</text:p>
      <text:p text:style-name="P4">循环</text:p>
      <text:p text:style-name="P3">循环的本身的意义应该是：除了时间以外，所有的一切都又和之前的某个时间开始一样。通常，如果我今天下午6点看了电影：肖申克的救赎，而明天下午同样6点，我又看了它……没完没了。隐含的周期是<text:span text:style-name="T2">24小时。以这样的看法来看待程序中的循环，反而不太严谨，因为每次循环的内容调整过之后，和原本并不像同，反而更像递归，那就把它称作 程序循环吧。编写程序循环的要点需要找到某一时间点，那就叫某个状态，这个状态就是和递归的 相同本质 意思差不多。于是在每一次循环后到下一次循环前之间，要保证这些状态不变，一般就是包括元素之间关系。循环结束就是状态中元素关系不成立了。</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3:54:49.148017239</meta:creation-date>
    <dc:date>2018-11-15T15:33:58.931309311</dc:date>
    <meta:editing-duration>PT25M52S</meta:editing-duration>
    <meta:editing-cycles>4</meta:editing-cycles>
    <meta:generator>LibreOffice/6.1.3.1$Linux_X86_64 LibreOffice_project/10$Build-1</meta:generator>
    <meta:document-statistic meta:table-count="0" meta:image-count="0" meta:object-count="0" meta:page-count="1" meta:paragraph-count="17" meta:word-count="790" meta:character-count="811" meta:non-whitespace-character-count="806"/>
  </office:meta>
</office:document-meta>
</file>